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size="10pt" fo:font-weight="bold" style:font-size-asian="10pt" style:font-size-complex="10pt"/>
    </style:style>
    <style:style style:name="ce4" style:family="table-cell" style:parent-style-name="Default">
      <style:text-properties style:font-name="Arial" fo:font-weight="bold" style:font-name-asian="Tahoma" style:font-name-complex="Tahoma"/>
    </style:style>
    <style:style style:name="ce5" style:family="table-cell" style:parent-style-name="Default" style:data-style-name="N37"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5" office:value-type="date" office:date-value="2008-01-17">
            <text:p>01/17/08</text:p>
          </table:table-cell>
          <table:table-cell table:style-name="ce5"/>
          <table:table-cell table:number-columns-repeated="3"/>
          <table:table-cell table:style-name="ce2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1 node</text:p>
          </table:table-cell>
          <table:table-cell table:style-name="ce2" office:value-type="string">
            <text:p>2 nodes</text:p>
          </table:table-cell>
          <table:table-cell table:style-name="ce2" office:value-type="string">
            <text:p>4 nodes</text:p>
          </table:table-cell>
          <table:table-cell table:style-name="ce2" office:value-type="string">
            <text:p>8 nodes</text:p>
          </table:table-cell>
          <table:table-cell/>
          <table:table-cell table:style-name="ce2" office:value-type="string">
            <text:p>1 node</text:p>
          </table:table-cell>
          <table:table-cell table:style-name="ce2" office:value-type="string">
            <text:p>4 nodes</text:p>
          </table:table-cell>
          <table:table-cell table:style-name="ce2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2" table:number-columns-repeated="4"/>
          <table:table-cell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2" office:value-type="string">
            <text:p>Reqs/sec (16 clients)</text:p>
          </table:table-cell>
          <table:table-cell table:number-columns-repeated="5"/>
          <table:table-cell table:formula="oooc:=(3194+3249)/2" office:value-type="float" office:value="3221.5">
            <text:p>3221.5</text:p>
          </table:table-cell>
          <table:table-cell table:formula="oooc:=(820+839)/2" office:value-type="float" office:value="829.5">
            <text:p>829.5</text:p>
          </table:table-cell>
          <table:table-cell table:formula="oooc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2" office:value-type="string">
            <text:p>Reqs/sec (32 clients)</text:p>
          </table:table-cell>
          <table:table-cell table:number-columns-repeated="5"/>
          <table:table-cell table:formula="oooc:=(3244+3143)/2" office:value-type="float" office:value="3193.5">
            <text:p>3193.5</text:p>
          </table:table-cell>
          <table:table-cell table:formula="oooc:=(740+747)/2" office:value-type="float" office:value="743.5">
            <text:p>743.5</text:p>
          </table:table-cell>
          <table:table-cell table:formula="oooc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2" office:value-type="string">
            <text:p>Reqs/sec (100 clients)</text:p>
          </table:table-cell>
          <table:table-cell table:number-columns-repeated="5"/>
          <table:table-cell table:formula="oooc:=(3424+3637)/2" office:value-type="float" office:value="3530.5">
            <text:p>3530.5</text:p>
          </table:table-cell>
          <table:table-cell table:formula="oooc:=(733+707)/2" office:value-type="float" office:value="720">
            <text:p>720</text:p>
          </table:table-cell>
          <table:table-cell table:formula="oooc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2" office:value-type="string">
            <text:p>Reqs/sec (200 clients)</text:p>
          </table:table-cell>
          <table:table-cell table:number-columns-repeated="5"/>
          <table:table-cell table:formula="oooc:=(3904+3623)/2" office:value-type="float" office:value="3763.5">
            <text:p>3763.5</text:p>
          </table:table-cell>
          <table:table-cell table:formula="oooc:=(713+747)/2" office:value-type="float" office:value="730">
            <text:p>730</text:p>
          </table:table-cell>
          <table:table-cell table:formula="oooc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2" office:value-type="string">
            <text:p>Reqs/sec (400 clients)</text:p>
          </table:table-cell>
          <table:table-cell table:number-columns-repeated="5"/>
          <table:table-cell table:formula="oooc:=(5015+5078)/2" office:value-type="float" office:value="5046.5">
            <text:p>5046.5</text:p>
          </table:table-cell>
          <table:table-cell table:formula="oooc:=(711+694)/2" office:value-type="float" office:value="702.5">
            <text:p>702.5</text:p>
          </table:table-cell>
          <table:table-cell table:formula="oooc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Reqs/sec (400 clients)</text:p>
          </table:table-cell>
          <table:table-cell table:style-name="ce6" table:number-columns-repeated="4"/>
          <table:table-cell/>
          <table:table-cell table:formula="oooc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2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DEFAULT</text:p>
          </table:table-cell>
          <table:table-cell table:style-name="ce6" office:value-type="float" office:value="6303">
            <text:p>6303</text:p>
          </table:table-cell>
          <table:table-cell table:style-name="ce6" office:value-type="float" office:value="496">
            <text:p>496</text:p>
          </table:table-cell>
          <table:table-cell table:style-name="ce6" office:value-type="float" office:value="752">
            <text:p>752</text:p>
          </table:table-cell>
          <table:table-cell table:style-name="ce6" office:value-type="float" office:value="1192">
            <text:p>1192</text:p>
          </table:table-cell>
          <table:table-cell/>
          <table:table-cell table:formula="oooc:=[.I12]" office:value-type="float" office:value="5046.5">
            <text:p>5046.5</text:p>
          </table:table-cell>
          <table:table-cell table:formula="oooc:=[.J12]" office:value-type="float" office:value="702.5">
            <text:p>702.5</text:p>
          </table:table-cell>
          <table:table-cell table:formula="oooc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witch to ATTRIBUTE</text:p>
          </table:table-cell>
          <table:table-cell table:style-name="ce6" office:value-type="float" office:value="6730">
            <text:p>6730</text:p>
          </table:table-cell>
          <table:table-cell table:style-name="ce6" office:value-type="float" office:value="2940">
            <text:p>2940</text:p>
          </table:table-cell>
          <table:table-cell table:style-name="ce6" office:value-type="float" office:value="4315">
            <text:p>4315</text:p>
          </table:table-cell>
          <table:table-cell table:style-name="ce6" office:value-type="float" office:value="5399">
            <text:p>5399</text:p>
          </table:table-cell>
          <table:table-cell/>
          <table:table-cell table:formula="oooc:=[.I21]" office:value-type="float" office:value="6881">
            <text:p>6881</text:p>
          </table:table-cell>
          <table:table-cell table:formula="oooc:=[.J21]" office:value-type="float" office:value="4236">
            <text:p>4236</text:p>
          </table:table-cell>
          <table:table-cell table:formula="oooc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witch to ATTRIBUTE &amp; SET</text:p>
          </table:table-cell>
          <table:table-cell table:style-name="ce6" office:value-type="float" office:value="8823">
            <text:p>8823</text:p>
          </table:table-cell>
          <table:table-cell table:style-name="ce6" table:formula="oooc:=(9289+8560+8729+9074)/4" office:value-type="float" office:value="8913">
            <text:p>8913</text:p>
          </table:table-cell>
          <table:table-cell table:style-name="ce6" table:formula="oooc:=(8797+9129+9234+8928)/4" office:value-type="float" office:value="9022">
            <text:p>9022</text:p>
          </table:table-cell>
          <table:table-cell table:style-name="ce6" office:value-type="float" office:value="8646">
            <text:p>8646</text:p>
          </table:table-cell>
          <table:table-cell/>
          <table:table-cell table:formula="oooc:=[.I30]" office:value-type="float" office:value="9118">
            <text:p>9118</text:p>
          </table:table-cell>
          <table:table-cell table:formula="oooc:=[.J30]" office:value-type="float" office:value="8606">
            <text:p>8606</text:p>
          </table:table-cell>
          <table:table-cell table:formula="oooc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3" office:value-type="string">
            <text:p>DEFAULT + LOCAL</text:p>
          </table:table-cell>
          <table:table-cell table:style-name="ce6" table:formula="oooc:=(6728+6386)/2" office:value-type="float" office:value="6557">
            <text:p>6557</text:p>
          </table:table-cell>
          <table:table-cell table:style-name="ce6" table:formula="oooc:=(9440+9755+9254)/3" office:value-type="float" office:value="9483">
            <text:p>9483</text:p>
          </table:table-cell>
          <table:table-cell table:style-name="ce6" office:value-type="float" office:value="8565">
            <text:p>8565</text:p>
          </table:table-cell>
          <table:table-cell table:style-name="ce6" table:formula="oooc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DEFAULT not distributable</text:p>
          </table:table-cell>
          <table:table-cell table:style-name="ce6" office:value-type="float" office:value="8964">
            <text:p>8964</text:p>
          </table:table-cell>
          <table:table-cell table:style-name="ce6" office:value-type="float" office:value="9047">
            <text:p>9047</text:p>
          </table:table-cell>
          <table:table-cell table:style-name="ce6" office:value-type="float" office:value="9021">
            <text:p>9021</text:p>
          </table:table-cell>
          <table:table-cell table:style-name="ce6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ooc:=[.D37]" office:value-type="float" office:value="6730">
            <text:p>6730</text:p>
          </table:table-cell>
          <table:table-cell table:formula="oooc:=[.E37]" office:value-type="float" office:value="2940">
            <text:p>2940</text:p>
          </table:table-cell>
          <table:table-cell table:formula="oooc:=[.F37]" office:value-type="float" office:value="4315">
            <text:p>4315</text:p>
          </table:table-cell>
          <table:table-cell table:formula="oooc:=[.G37]" office:value-type="float" office:value="5399">
            <text:p>5399</text:p>
          </table:table-cell>
          <table:table-cell/>
          <table:table-cell table:formula="oooc:=[.I21]" office:value-type="float" office:value="6881">
            <text:p>6881</text:p>
          </table:table-cell>
          <table:table-cell table:formula="oooc:=[.J21]" office:value-type="float" office:value="4236">
            <text:p>4236</text:p>
          </table:table-cell>
          <table:table-cell table:formula="oooc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ooc:=(8751+8557)/2" office:value-type="float" office:value="8654">
            <text:p>8654</text:p>
          </table:table-cell>
          <table:table-cell table:formula="oooc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ooc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ooc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ooc:=[.D37]" office:value-type="float" office:value="6730">
            <text:p>6730</text:p>
          </table:table-cell>
          <table:table-cell table:formula="oooc:=[.E37]" office:value-type="float" office:value="2940">
            <text:p>2940</text:p>
          </table:table-cell>
          <table:table-cell table:formula="oooc:=[.F37]" office:value-type="float" office:value="4315">
            <text:p>4315</text:p>
          </table:table-cell>
          <table:table-cell table:formula="oooc:=[.G37]" office:value-type="float" office:value="5399">
            <text:p>5399</text:p>
          </table:table-cell>
          <table:table-cell/>
          <table:table-cell table:formula="oooc:=[.I21]" office:value-type="float" office:value="6881">
            <text:p>6881</text:p>
          </table:table-cell>
          <table:table-cell table:formula="oooc:=[.J21]" office:value-type="float" office:value="4236">
            <text:p>4236</text:p>
          </table:table-cell>
          <table:table-cell table:formula="oooc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TTRIBUTE+SANPG+BUDDY+UDP</text:p>
          </table:table-cell>
          <table:table-cell table:formula="oooc:=[.D46]" office:value-type="float" office:value="6838">
            <text:p>6838</text:p>
          </table:table-cell>
          <table:table-cell table:formula="oooc:=[.E46]" office:value-type="float" office:value="4257">
            <text:p>4257</text:p>
          </table:table-cell>
          <table:table-cell table:formula="oooc:=[.F46]" office:value-type="float" office:value="8654">
            <text:p>8654</text:p>
          </table:table-cell>
          <table:table-cell table:formula="oooc:=[.G46]" office:value-type="float" office:value="8706">
            <text:p>8706</text:p>
          </table:table-cell>
          <table:table-cell/>
          <table:table-cell table:formula="oooc:=[.I46]" office:value-type="float" office:value="6443">
            <text:p>6443</text:p>
          </table:table-cell>
          <table:table-cell table:formula="oooc:=[.J46]" office:value-type="float" office:value="4211">
            <text:p>4211</text:p>
          </table:table-cell>
          <table:table-cell table:formula="oooc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ooc:=[.D47]" office:value-type="float" office:value="6837">
            <text:p>6837</text:p>
          </table:table-cell>
          <table:table-cell table:formula="oooc:=[.E47]" office:value-type="float" office:value="3679">
            <text:p>3679</text:p>
          </table:table-cell>
          <table:table-cell table:formula="oooc:=[.F47]" office:value-type="float" office:value="8356">
            <text:p>8356</text:p>
          </table:table-cell>
          <table:table-cell table:formula="oooc:=[.G47]" office:value-type="float" office:value="8658">
            <text:p>8658</text:p>
          </table:table-cell>
          <table:table-cell/>
          <table:table-cell table:formula="oooc:=[.I47]" office:value-type="float" office:value="6516">
            <text:p>6516</text:p>
          </table:table-cell>
          <table:table-cell table:formula="oooc:=[.J47]" office:value-type="float" office:value="8086">
            <text:p>8086</text:p>
          </table:table-cell>
          <table:table-cell table:formula="oooc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ooc:=[.D37]" office:value-type="float" office:value="6730">
            <text:p>6730</text:p>
          </table:table-cell>
          <table:table-cell table:formula="oooc:=[.E37]" office:value-type="float" office:value="2940">
            <text:p>2940</text:p>
          </table:table-cell>
          <table:table-cell table:formula="oooc:=[.F37]" office:value-type="float" office:value="4315">
            <text:p>4315</text:p>
          </table:table-cell>
          <table:table-cell table:formula="oooc:=[.G37]" office:value-type="float" office:value="5399">
            <text:p>5399</text:p>
          </table:table-cell>
          <table:table-cell/>
          <table:table-cell table:formula="oooc:=[.I21]" office:value-type="float" office:value="6881">
            <text:p>6881</text:p>
          </table:table-cell>
          <table:table-cell table:formula="oooc:=[.J21]" office:value-type="float" office:value="4236">
            <text:p>4236</text:p>
          </table:table-cell>
          <table:table-cell table:formula="oooc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ooc:=[.D47]" office:value-type="float" office:value="6837">
            <text:p>6837</text:p>
          </table:table-cell>
          <table:table-cell table:formula="oooc:=[.E47]" office:value-type="float" office:value="3679">
            <text:p>3679</text:p>
          </table:table-cell>
          <table:table-cell table:formula="oooc:=[.F47]" office:value-type="float" office:value="8356">
            <text:p>8356</text:p>
          </table:table-cell>
          <table:table-cell table:formula="oooc:=[.G47]" office:value-type="float" office:value="8658">
            <text:p>8658</text:p>
          </table:table-cell>
          <table:table-cell/>
          <table:table-cell table:formula="oooc:=[.I47]" office:value-type="float" office:value="6516">
            <text:p>6516</text:p>
          </table:table-cell>
          <table:table-cell table:formula="oooc:=[.J47]" office:value-type="float" office:value="8086">
            <text:p>8086</text:p>
          </table:table-cell>
          <table:table-cell table:formula="oooc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ooc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Sheet1.P89" table:end-x="0.1205in" table:end-y="0.1031in" draw:z-index="0" draw:style-name="gr1" svg:width="5.4421in" svg:height="3.2457in" svg:x="0.0126in" svg:y="0.0717in">
              <draw:object draw:notify-on-update-of-ranges="Sheet1.D73:Sheet1.G73 Sheet1.C74:Sheet1.C74 Sheet1.D74:Sheet1.G74 Sheet1.C75:Sheet1.C75 Sheet1.D75:Sheet1.G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1 node</text:p>
          </table:table-cell>
          <table:table-cell table:style-name="ce2" office:value-type="string">
            <text:p>2 nodes</text:p>
          </table:table-cell>
          <table:table-cell table:style-name="ce2" office:value-type="string">
            <text:p>4 nodes</text:p>
          </table:table-cell>
          <table:table-cell table:style-name="ce2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ooc:=[.D36]" office:value-type="float" office:value="6303">
            <text:p>6303</text:p>
          </table:table-cell>
          <table:table-cell table:formula="oooc:=[.E36]" office:value-type="float" office:value="496">
            <text:p>496</text:p>
          </table:table-cell>
          <table:table-cell table:formula="oooc:=[.F36]" office:value-type="float" office:value="752">
            <text:p>752</text:p>
          </table:table-cell>
          <table:table-cell table:formula="oooc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ooc:=[.D40]" office:value-type="float" office:value="8964">
            <text:p>8964</text:p>
          </table:table-cell>
          <table:table-cell table:formula="oooc:=[.E40]" office:value-type="float" office:value="9047">
            <text:p>9047</text:p>
          </table:table-cell>
          <table:table-cell table:formula="oooc:=[.F40]" office:value-type="float" office:value="9021">
            <text:p>9021</text:p>
          </table:table-cell>
          <table:table-cell table:formula="oooc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Sheet1.P115" table:end-x="0.0894in" table:end-y="0.0193in" draw:z-index="1" draw:style-name="gr1" svg:width="5.4346in" svg:height="3.5386in" svg:x="0.878in" svg:y="0.1642in">
              <draw:object draw:notify-on-update-of-ranges="Sheet1.D94:Sheet1.G94 Sheet1.C95:Sheet1.C95 Sheet1.D95:Sheet1.G95 Sheet1.C96:Sheet1.C96 Sheet1.D96:Sheet1.G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ooc:=[.D73]" office:value-type="float" office:value="1">
            <text:p>1</text:p>
          </table:table-cell>
          <table:table-cell table:formula="oooc:=[.E73]" office:value-type="float" office:value="2">
            <text:p>2</text:p>
          </table:table-cell>
          <table:table-cell table:formula="oooc:=[.F73]" office:value-type="float" office:value="4">
            <text:p>4</text:p>
          </table:table-cell>
          <table:table-cell table:formula="oooc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ooc:=[.D37]" office:value-type="float" office:value="6730">
            <text:p>6730</text:p>
          </table:table-cell>
          <table:table-cell table:formula="oooc:=[.E37]" office:value-type="float" office:value="2940">
            <text:p>2940</text:p>
          </table:table-cell>
          <table:table-cell table:formula="oooc:=[.F37]" office:value-type="float" office:value="4315">
            <text:p>4315</text:p>
          </table:table-cell>
          <table:table-cell table:formula="oooc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ooc:=[.D74]" office:value-type="float" office:value="6303">
            <text:p>6303</text:p>
          </table:table-cell>
          <table:table-cell table:formula="oooc:=[.E74]" office:value-type="float" office:value="496">
            <text:p>496</text:p>
          </table:table-cell>
          <table:table-cell table:formula="oooc:=[.F74]" office:value-type="float" office:value="752">
            <text:p>752</text:p>
          </table:table-cell>
          <table:table-cell table:formula="oooc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Sheet1.P138" table:end-x="0.3614in" table:end-y="0.1673in" draw:z-index="2" draw:style-name="gr1" svg:width="5.6331in" svg:height="3.5083in" svg:x="0.0626in" svg:y="0.0075in">
              <draw:object draw:notify-on-update-of-ranges="Sheet1.D120:Sheet1.G120 Sheet1.C121:Sheet1.C121 Sheet1.D121:Sheet1.G121 Sheet1.C122:Sheet1.C122 Sheet1.D122:Sheet1.G122 Sheet1.C123:Sheet1.C123 Sheet1.D123:Sheet1.G1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ooc:=[.D94]" office:value-type="float" office:value="1">
            <text:p>1</text:p>
          </table:table-cell>
          <table:table-cell table:formula="oooc:=[.E94]" office:value-type="float" office:value="2">
            <text:p>2</text:p>
          </table:table-cell>
          <table:table-cell table:formula="oooc:=[.F94]" office:value-type="float" office:value="4">
            <text:p>4</text:p>
          </table:table-cell>
          <table:table-cell table:formula="oooc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ooc:=[.D38]" office:value-type="float" office:value="8823">
            <text:p>8823</text:p>
          </table:table-cell>
          <table:table-cell table:formula="oooc:=[.E38]" office:value-type="float" office:value="8913">
            <text:p>8913</text:p>
          </table:table-cell>
          <table:table-cell table:formula="oooc:=[.F38]" office:value-type="float" office:value="9022">
            <text:p>9022</text:p>
          </table:table-cell>
          <table:table-cell table:formula="oooc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ooc:=[.D37]" office:value-type="float" office:value="6730">
            <text:p>6730</text:p>
          </table:table-cell>
          <table:table-cell table:formula="oooc:=[.E37]" office:value-type="float" office:value="2940">
            <text:p>2940</text:p>
          </table:table-cell>
          <table:table-cell table:formula="oooc:=[.F37]" office:value-type="float" office:value="4315">
            <text:p>4315</text:p>
          </table:table-cell>
          <table:table-cell table:formula="oooc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ooc:=[.D36]" office:value-type="float" office:value="6303">
            <text:p>6303</text:p>
          </table:table-cell>
          <table:table-cell table:formula="oooc:=[.E36]" office:value-type="float" office:value="496">
            <text:p>496</text:p>
          </table:table-cell>
          <table:table-cell table:formula="oooc:=[.F36]" office:value-type="float" office:value="752">
            <text:p>752</text:p>
          </table:table-cell>
          <table:table-cell table:formula="oooc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Sheet1.P163" table:end-x="0.0063in" table:end-y="0.0295in" draw:z-index="3" draw:style-name="gr1" svg:width="5.3382in" svg:height="3.3579in" svg:x="0.0024in" svg:y="0.0201in">
              <draw:object draw:notify-on-update-of-ranges="Sheet1.D144:Sheet1.G144 Sheet1.C145:Sheet1.C145 Sheet1.D145:Sheet1.G145 Sheet1.C146:Sheet1.C146 Sheet1.D146:Sheet1.G146 Sheet1.C147:Sheet1.C147 Sheet1.D147:Sheet1.G14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ooc:=[.D120]" office:value-type="float" office:value="1">
            <text:p>1</text:p>
          </table:table-cell>
          <table:table-cell table:formula="oooc:=[.E120]" office:value-type="float" office:value="2">
            <text:p>2</text:p>
          </table:table-cell>
          <table:table-cell table:formula="oooc:=[.F120]" office:value-type="float" office:value="4">
            <text:p>4</text:p>
          </table:table-cell>
          <table:table-cell table:formula="oooc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ooc:=[.D47]" office:value-type="float" office:value="6837">
            <text:p>6837</text:p>
          </table:table-cell>
          <table:table-cell table:formula="oooc:=[.E47]" office:value-type="float" office:value="3679">
            <text:p>3679</text:p>
          </table:table-cell>
          <table:table-cell table:formula="oooc:=[.F47]" office:value-type="float" office:value="8356">
            <text:p>8356</text:p>
          </table:table-cell>
          <table:table-cell table:formula="oooc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ooc:=[.D46]" office:value-type="float" office:value="6838">
            <text:p>6838</text:p>
          </table:table-cell>
          <table:table-cell table:formula="oooc:=[.E46]" office:value-type="float" office:value="4257">
            <text:p>4257</text:p>
          </table:table-cell>
          <table:table-cell table:formula="oooc:=[.F46]" office:value-type="float" office:value="8654">
            <text:p>8654</text:p>
          </table:table-cell>
          <table:table-cell table:formula="oooc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ooc:=[.D122]" office:value-type="float" office:value="6730">
            <text:p>6730</text:p>
          </table:table-cell>
          <table:table-cell table:formula="oooc:=[.E122]" office:value-type="float" office:value="2940">
            <text:p>2940</text:p>
          </table:table-cell>
          <table:table-cell table:formula="oooc:=[.F122]" office:value-type="float" office:value="4315">
            <text:p>4315</text:p>
          </table:table-cell>
          <table:table-cell table:formula="oooc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Sheet1.P186" table:end-x="0.0268in" table:end-y="0.0209in" draw:z-index="4" draw:style-name="gr1" svg:width="5.3614in" svg:height="3.3303in" svg:x="0.8886in" svg:y="0.039in">
              <draw:object draw:notify-on-update-of-ranges="Sheet1.D167:Sheet1.G167 Sheet1.C168:Sheet1.C168 Sheet1.D168:Sheet1.G168 Sheet1.C169:Sheet1.C169 Sheet1.D169:Sheet1.G169 Sheet1.C170:Sheet1.C170 Sheet1.D170:Sheet1.G170 Sheet1.C171:Sheet1.C171 Sheet1.D171:Sheet1.G17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ooc:=[.D144]" office:value-type="float" office:value="1">
            <text:p>1</text:p>
          </table:table-cell>
          <table:table-cell table:formula="oooc:=[.E144]" office:value-type="float" office:value="2">
            <text:p>2</text:p>
          </table:table-cell>
          <table:table-cell table:formula="oooc:=[.F144]" office:value-type="float" office:value="4">
            <text:p>4</text:p>
          </table:table-cell>
          <table:table-cell table:formula="oooc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ooc:=[.D145]" office:value-type="float" office:value="6837">
            <text:p>6837</text:p>
          </table:table-cell>
          <table:table-cell table:formula="oooc:=[.E145]" office:value-type="float" office:value="3679">
            <text:p>3679</text:p>
          </table:table-cell>
          <table:table-cell table:formula="oooc:=[.F145]" office:value-type="float" office:value="8356">
            <text:p>8356</text:p>
          </table:table-cell>
          <table:table-cell table:formula="oooc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ooc:=[.D146]" office:value-type="float" office:value="6838">
            <text:p>6838</text:p>
          </table:table-cell>
          <table:table-cell table:formula="oooc:=[.E146]" office:value-type="float" office:value="4257">
            <text:p>4257</text:p>
          </table:table-cell>
          <table:table-cell table:formula="oooc:=[.F146]" office:value-type="float" office:value="8654">
            <text:p>8654</text:p>
          </table:table-cell>
          <table:table-cell table:formula="oooc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ooc:=[.D54]" office:value-type="float" office:value="6747">
            <text:p>6747</text:p>
          </table:table-cell>
          <table:table-cell table:formula="oooc:=[.E54]" office:value-type="float" office:value="4387">
            <text:p>4387</text:p>
          </table:table-cell>
          <table:table-cell table:formula="oooc:=[.F54]" office:value-type="float" office:value="4669">
            <text:p>4669</text:p>
          </table:table-cell>
          <table:table-cell table:formula="oooc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ooc:=[.D147]" office:value-type="float" office:value="6730">
            <text:p>6730</text:p>
          </table:table-cell>
          <table:table-cell table:formula="oooc:=[.E147]" office:value-type="float" office:value="2940">
            <text:p>2940</text:p>
          </table:table-cell>
          <table:table-cell table:formula="oooc:=[.F147]" office:value-type="float" office:value="4315">
            <text:p>4315</text:p>
          </table:table-cell>
          <table:table-cell table:formula="oooc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ooc:=[.D167]" office:value-type="float" office:value="1">
            <text:p>1</text:p>
          </table:table-cell>
          <table:table-cell table:formula="oooc:=[.E167]" office:value-type="float" office:value="2">
            <text:p>2</text:p>
          </table:table-cell>
          <table:table-cell table:formula="oooc:=[.F167]" office:value-type="float" office:value="4">
            <text:p>4</text:p>
          </table:table-cell>
          <table:table-cell table:formula="oooc:=[.G167]" office:value-type="float" office:value="8">
            <text:p>8</text:p>
          </table:table-cell>
          <table:table-cell table:number-columns-repeated="2"/>
          <table:table-cell>
            <draw:frame table:end-cell-address="Sheet1.P208" table:end-x="0.3193in" table:end-y="0.052in" draw:z-index="5" draw:style-name="gr1" svg:width="5.6224in" svg:height="3.2146in" svg:x="0.0311in" svg:y="0.0185in">
              <draw:object draw:notify-on-update-of-ranges="Sheet1.D189:Sheet1.G189 Sheet1.C190:Sheet1.C190 Sheet1.D190:Sheet1.G190 Sheet1.C191:Sheet1.C191 Sheet1.D191:Sheet1.G191 Sheet1.C192:Sheet1.C192 Sheet1.D192:Sheet1.G192 Sheet1.C193:Sheet1.C193 Sheet1.D193:Sheet1.G1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ooc:=[.D64]" office:value-type="float" office:value="6837">
            <text:p>6837</text:p>
          </table:table-cell>
          <table:table-cell table:formula="oooc:=[.E64]" office:value-type="float" office:value="3679">
            <text:p>3679</text:p>
          </table:table-cell>
          <table:table-cell table:formula="oooc:=[.F64]" office:value-type="float" office:value="8356">
            <text:p>8356</text:p>
          </table:table-cell>
          <table:table-cell table:formula="oooc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ooc:=[.D65]" office:value-type="float" office:value="6695">
            <text:p>6695</text:p>
          </table:table-cell>
          <table:table-cell table:formula="oooc:=[.E65]" office:value-type="float" office:value="1744">
            <text:p>1744</text:p>
          </table:table-cell>
          <table:table-cell table:formula="oooc:=[.F65]" office:value-type="float" office:value="4858">
            <text:p>4858</text:p>
          </table:table-cell>
          <table:table-cell table:formula="oooc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ooc:=[.D62]" office:value-type="float" office:value="6730">
            <text:p>6730</text:p>
          </table:table-cell>
          <table:table-cell table:formula="oooc:=[.E62]" office:value-type="float" office:value="2940">
            <text:p>2940</text:p>
          </table:table-cell>
          <table:table-cell table:formula="oooc:=[.F62]" office:value-type="float" office:value="4315">
            <text:p>4315</text:p>
          </table:table-cell>
          <table:table-cell table:formula="oooc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ooc:=[.D63]" office:value-type="float" office:value="6394">
            <text:p>6394</text:p>
          </table:table-cell>
          <table:table-cell table:formula="oooc:=[.E63]" office:value-type="float" office:value="1857">
            <text:p>1857</text:p>
          </table:table-cell>
          <table:table-cell table:formula="oooc:=[.F63]" office:value-type="float" office:value="1763">
            <text:p>1763</text:p>
          </table:table-cell>
          <table:table-cell table:formula="oooc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0">01/20/2008</text:date>, <text:time>18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01-17T08:31:34</meta:creation-date>
    <dc:date>2008-01-20T18:58:16</dc:date>
    <meta:editing-cycles>103</meta:editing-cycles>
    <meta:editing-duration>P1DT8H42M58S</meta:editing-duration>
    <meta:user-defined meta:name="Info 1"/>
    <meta:user-defined meta:name="Info 2"/>
    <meta:user-defined meta:name="Info 3"/>
    <meta:user-defined meta:name="Info 4"/>
    <meta:document-statistic meta:table-count="3" meta:cell-count="3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99934864044189pt" style:font-size-asian="8.99934864044189pt" style:font-size-complex="8.99934864044189pt"/>
    </style:style>
    <style:style style:name="ch8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824cm" svg:height="8.245cm" chart:class="chart:line" chart:style-name="ch1">
        <chart:title svg:x="3.167cm" svg:y="0.168cm" chart:style-name="ch2">
          <text:p>Performance Before Optimization</text:p>
        </chart:title>
        <chart:subtitle svg:x="4.86cm" svg:y="0.922cm" chart:style-name="ch3">
          <text:p>(400 concurrent clients)</text:p>
        </chart:subtitle>
        <chart:legend chart:legend-position="end" svg:x="10.253cm" svg:y="3.381cm" chart:style-name="ch4"/>
        <chart:plot-area chart:style-name="ch5" table:cell-range-address="Sheet1.D73:Sheet1.G75 Sheet1.C74:Sheet1.G75 Sheet1.C73:Sheet1.C73" chart:data-source-has-labels="both" svg:x="0.35cm" svg:y="1.617cm" svg:width="9.626cm" svg:height="6.371cm">
          <chart:axis chart:dimension="x" chart:name="primary-x" chart:style-name="ch6">
            <chart:title svg:x="4.54cm" svg:y="7.479cm" chart:style-name="ch7">
              <text:p>Cluster Size</text:p>
            </chart:title>
            <chart:categories table:cell-range-address="Sheet1.D73:Sheet1.G73"/>
          </chart:axis>
          <chart:axis chart:dimension="y" chart:name="primary-y" chart:style-name="ch6">
            <chart:title svg:x="0.276cm" svg:y="6.086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74:Sheet1.G74" chart:label-cell-address="Sheet1.C74:Sheet1.C74" chart:class="chart:line">
            <chart:data-point chart:repeated="4"/>
          </chart:series>
          <chart:series chart:style-name="ch11" chart:values-cell-range-address="Sheet1.D75:Sheet1.G75" chart:label-cell-address="Sheet1.C75:Sheet1.C7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</table:table-cell>
              <table:table-cell office:value-type="float" office:value="8964">
                <text:p>8964</text:p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805cm" svg:height="8.989cm" chart:class="chart:line" chart:style-name="ch1">
        <chart:title svg:x="2.934cm" svg:y="0.181cm" chart:style-name="ch2">
          <text:p>Optimization of Replication Granularity</text:p>
        </chart:title>
        <chart:subtitle svg:x="1.77cm" svg:y="0.862cm" chart:style-name="ch3">
          <text:p>(400 concurrent clients, SET_AND_NON_PRIMITIVE_GET)</text:p>
        </chart:subtitle>
        <chart:legend chart:legend-position="end" svg:x="10.366cm" svg:y="4.025cm" chart:style-name="ch4"/>
        <chart:plot-area chart:style-name="ch5" table:cell-range-address="Sheet1.D94:Sheet1.G96 Sheet1.C95:Sheet1.G96 Sheet1.C94:Sheet1.C94" chart:data-source-has-labels="both" svg:x="0.351cm" svg:y="1.492cm" svg:width="9.739cm" svg:height="7.16cm">
          <chart:axis chart:dimension="x" chart:name="primary-x" chart:style-name="ch6">
            <chart:title svg:x="4.595cm" svg:y="8.26cm" chart:style-name="ch7">
              <text:p>Cluster Size</text:p>
            </chart:title>
            <chart:categories table:cell-range-address="Sheet1.D94:Sheet1.G94"/>
          </chart:axis>
          <chart:axis chart:dimension="y" chart:name="primary-y" chart:style-name="ch6">
            <chart:title svg:x="0.277cm" svg:y="6.161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95:Sheet1.G95" chart:label-cell-address="Sheet1.C95:Sheet1.C95" chart:class="chart:line">
            <chart:data-point chart:repeated="4"/>
          </chart:series>
          <chart:series chart:style-name="ch11" chart:values-cell-range-address="Sheet1.D96:Sheet1.G96" chart:label-cell-address="Sheet1.C96:Sheet1.C9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309cm" svg:height="8.912cm" chart:class="chart:line" chart:style-name="ch1">
        <chart:title svg:x="3.555cm" svg:y="0.18cm" chart:style-name="ch2">
          <text:p>Optimization of Replication Trigger</text:p>
        </chart:title>
        <chart:subtitle svg:x="5.103cm" svg:y="0.86cm" chart:style-name="ch3">
          <text:p>(400 concurrent clients)</text:p>
        </chart:subtitle>
        <chart:legend chart:legend-position="end" svg:x="10.516cm" svg:y="3.641cm" chart:style-name="ch4"/>
        <chart:plot-area chart:style-name="ch5" table:cell-range-address="Sheet1.D120:Sheet1.G123 Sheet1.C121:Sheet1.G123 Sheet1.C120:Sheet1.C120" chart:data-source-has-labels="both" svg:x="0.371cm" svg:y="1.489cm" svg:width="9.859cm" svg:height="7.089cm">
          <chart:axis chart:dimension="x" chart:name="primary-x" chart:style-name="ch6">
            <chart:title svg:x="4.675cm" svg:y="8.185cm" chart:style-name="ch7">
              <text:p>Cluster Size</text:p>
            </chart:title>
            <chart:categories table:cell-range-address="Sheet1.D120:Sheet1.G120"/>
          </chart:axis>
          <chart:axis chart:dimension="y" chart:name="primary-y" chart:style-name="ch6">
            <chart:title svg:x="0.287cm" svg:y="6.123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121:Sheet1.G121" chart:label-cell-address="Sheet1.C121:Sheet1.C121" chart:class="chart:line">
            <chart:data-point chart:repeated="4"/>
          </chart:series>
          <chart:series chart:style-name="ch11" chart:values-cell-range-address="Sheet1.D122:Sheet1.G122" chart:label-cell-address="Sheet1.C122:Sheet1.C122" chart:class="chart:line">
            <chart:data-point chart:repeated="4"/>
          </chart:series>
          <chart:series chart:style-name="ch12" chart:values-cell-range-address="Sheet1.D123:Sheet1.G123" chart:label-cell-address="Sheet1.C123:Sheet1.C12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</table:table-cell>
              <table:table-cell office:value-type="float" office:value="8823">
                <text:p>8823</text:p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</table:table-cell>
              <table:table-cell office:value-type="float" office:value="6303">
                <text:p>6303</text:p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56cm" svg:height="8.53cm" chart:class="chart:line" chart:style-name="ch1">
        <chart:title svg:x="4.929cm" svg:y="0.172cm" chart:style-name="ch2">
          <text:p>Buddy Replication</text:p>
        </chart:title>
        <chart:subtitle svg:x="0.456cm" svg:y="0.844cm" chart:style-name="ch3">
          <text:p>(400 concurrent clients, ATTRIBUTE, SET_AND_NON_PRIMITIVE_GET)</text:p>
        </chart:subtitle>
        <chart:legend chart:legend-position="end" svg:x="10.788cm" svg:y="3.609cm" chart:style-name="ch4"/>
        <chart:plot-area chart:style-name="ch5" table:cell-range-address="Sheet1.D144:Sheet1.G147 Sheet1.C145:Sheet1.G147 Sheet1.C144:Sheet1.C144" chart:data-source-has-labels="both" svg:x="0.341cm" svg:y="1.676cm" svg:width="10.175cm" svg:height="6.588cm">
          <chart:axis chart:dimension="x" chart:name="primary-x" chart:style-name="ch6">
            <chart:title svg:x="4.802cm" svg:y="7.863cm" chart:style-name="ch7">
              <text:p>Cluster Size</text:p>
            </chart:title>
            <chart:categories table:cell-range-address="Sheet1.D144:Sheet1.G144"/>
          </chart:axis>
          <chart:axis chart:dimension="y" chart:name="primary-y" chart:style-name="ch6">
            <chart:title svg:x="0.271cm" svg:y="6.059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145:Sheet1.G145" chart:label-cell-address="Sheet1.C145:Sheet1.C145" chart:class="chart:line">
            <chart:data-point chart:repeated="4"/>
          </chart:series>
          <chart:series chart:style-name="ch11" chart:values-cell-range-address="Sheet1.D146:Sheet1.G146" chart:label-cell-address="Sheet1.C146:Sheet1.C146" chart:class="chart:line">
            <chart:data-point chart:repeated="4"/>
          </chart:series>
          <chart:series chart:style-name="ch12" chart:values-cell-range-address="Sheet1.D147:Sheet1.G147" chart:label-cell-address="Sheet1.C147:Sheet1.C14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</table:table-cell>
              <table:table-cell office:value-type="float" office:value="6838">
                <text:p>6838</text:p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619cm" svg:height="8.46cm" chart:class="chart:line" chart:style-name="ch1">
        <chart:title svg:x="5.474cm" svg:y="0.171cm" chart:style-name="ch2">
          <text:p>TCP vs. UDP</text:p>
        </chart:title>
        <chart:subtitle svg:x="0.485cm" svg:y="0.842cm" chart:style-name="ch3">
          <text:p>(400 concurrent clients, ATTRIBUTE, SET_AND_NON_PRIMITIVE_GET)</text:p>
        </chart:subtitle>
        <chart:legend chart:legend-position="end" svg:x="10.846cm" svg:y="3.386cm" chart:style-name="ch4"/>
        <chart:plot-area chart:style-name="ch5" table:cell-range-address="Sheet1.D167:Sheet1.G171 Sheet1.C168:Sheet1.G171 Sheet1.C167:Sheet1.C167" chart:data-source-has-labels="both" svg:x="0.343cm" svg:y="1.462cm" svg:width="10.231cm" svg:height="6.691cm">
          <chart:axis chart:dimension="x" chart:name="primary-x" chart:style-name="ch6">
            <chart:title svg:x="4.833cm" svg:y="7.751cm" chart:style-name="ch7">
              <text:p>Cluster Size</text:p>
            </chart:title>
            <chart:categories table:cell-range-address="Sheet1.D167:Sheet1.G167"/>
          </chart:axis>
          <chart:axis chart:dimension="y" chart:name="primary-y" chart:style-name="ch6">
            <chart:title svg:x="0.273cm" svg:y="5.897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168:Sheet1.G168" chart:label-cell-address="Sheet1.C168:Sheet1.C168" chart:class="chart:line">
            <chart:data-point chart:repeated="4"/>
          </chart:series>
          <chart:series chart:style-name="ch11" chart:values-cell-range-address="Sheet1.D169:Sheet1.G169" chart:label-cell-address="Sheet1.C169:Sheet1.C169" chart:class="chart:line">
            <chart:data-point chart:repeated="4"/>
          </chart:series>
          <chart:series chart:style-name="ch12" chart:values-cell-range-address="Sheet1.D170:Sheet1.G170" chart:label-cell-address="Sheet1.C170:Sheet1.C170" chart:class="chart:line">
            <chart:data-point chart:repeated="4"/>
          </chart:series>
          <chart:series chart:style-name="ch13" chart:values-cell-range-address="Sheet1.D171:Sheet1.G171" chart:label-cell-address="Sheet1.C171:Sheet1.C17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</table:table-cell>
              <table:table-cell office:value-type="float" office:value="6838">
                <text:p>6838</text:p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</table:table-cell>
              <table:table-cell office:value-type="float" office:value="6747">
                <text:p>6747</text:p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282cm" svg:height="8.166cm" chart:class="chart:line" chart:style-name="ch1">
        <chart:title svg:x="5.012cm" svg:y="0.165cm" chart:style-name="ch2">
          <text:p>Cost of REPL_SYNC</text:p>
        </chart:title>
        <chart:subtitle svg:x="0.87cm" svg:y="0.83cm" chart:style-name="ch3">
          <text:p>(400 concurrent clients, ATTRIBUTE, SET_AND_NON_PRIMITIVE_GET)</text:p>
        </chart:subtitle>
        <chart:legend chart:legend-position="end" svg:x="10.543cm" svg:y="3.239cm" chart:style-name="ch4"/>
        <chart:plot-area chart:style-name="ch5" table:cell-range-address="Sheet1.D189:Sheet1.G193 Sheet1.C190:Sheet1.G193 Sheet1.C189:Sheet1.C189" chart:data-source-has-labels="both" svg:x="0.369cm" svg:y="1.444cm" svg:width="9.889cm" svg:height="6.433cm">
          <chart:axis chart:dimension="x" chart:name="primary-x" chart:style-name="ch6">
            <chart:title svg:x="4.688cm" svg:y="7.469cm" chart:style-name="ch7">
              <text:p>Cluster Size</text:p>
            </chart:title>
            <chart:categories table:cell-range-address="Sheet1.D189:Sheet1.G189"/>
          </chart:axis>
          <chart:axis chart:dimension="y" chart:name="primary-y" chart:style-name="ch6">
            <chart:title svg:x="0.286cm" svg:y="5.75cm" chart:style-name="ch8">
              <text:p>Requests / second</text:p>
            </chart:title>
            <chart:grid chart:style-name="ch9" chart:class="major"/>
          </chart:axis>
          <chart:series chart:style-name="ch10" chart:values-cell-range-address="Sheet1.D190:Sheet1.G190" chart:label-cell-address="Sheet1.C190:Sheet1.C190" chart:class="chart:line">
            <chart:data-point chart:repeated="4"/>
          </chart:series>
          <chart:series chart:style-name="ch11" chart:values-cell-range-address="Sheet1.D191:Sheet1.G191" chart:label-cell-address="Sheet1.C191:Sheet1.C191" chart:class="chart:line">
            <chart:data-point chart:repeated="4"/>
          </chart:series>
          <chart:series chart:style-name="ch12" chart:values-cell-range-address="Sheet1.D192:Sheet1.G192" chart:label-cell-address="Sheet1.C192:Sheet1.C192" chart:class="chart:line">
            <chart:data-point chart:repeated="4"/>
          </chart:series>
          <chart:series chart:style-name="ch13" chart:values-cell-range-address="Sheet1.D193:Sheet1.G193" chart:label-cell-address="Sheet1.C193:Sheet1.C19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</table:table-cell>
              <table:table-cell office:value-type="float" office:value="6837">
                <text:p>6837</text:p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</table:table-cell>
              <table:table-cell office:value-type="float" office:value="6695">
                <text:p>6695</text:p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</table:table-cell>
              <table:table-cell office:value-type="float" office:value="6730">
                <text:p>6730</text:p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</table:table-cell>
              <table:table-cell office:value-type="float" office:value="6394">
                <text:p>6394</text:p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